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7e0021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7e002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2.3cm" svg:x="7.6cm" svg:y="4.2cm">
          <text:p text:style-name="P1"><text:span text:style-name="T1">Raspberry P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4cm" svg:height="1.1cm" svg:x="25.3cm" svg:y="8.8cm">
          <text:p text:style-name="P1"><text:span text:style-name="T2">IMU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45cm" svg:y1="6.5cm" svg:x2="27cm" svg:y2="8.8cm" draw:start-shape="id1" draw:end-shape="id2" draw:end-glue-point="0" svg:d="m10450 6500v1150h16550v1150" svg:viewBox="0 0 16551 2301">
          <text:p/>
        </draw:connector>
        <draw:frame draw:style-name="gr4" draw:text-style-name="P4" draw:layer="layout" svg:width="0.972cm" svg:height="0.645cm" svg:x="27.2cm" svg:y="8.255cm">
          <draw:text-box>
            <text:p><text:span text:style-name="T3">I²C</text:span></text:p>
          </draw:text-box>
        </draw:frame>
        <draw:custom-shape draw:style-name="gr2" draw:text-style-name="P3" xml:id="id3" draw:id="id3" draw:layer="layout" svg:width="2.7cm" svg:height="1.1cm" svg:x="5.1cm" svg:y="8.8cm">
          <text:p text:style-name="P1"><text:span text:style-name="T2">Audio</text:span></text:p>
          <text:p text:style-name="P1"><text:span text:style-name="T2">Verstärk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45cm" svg:y1="6.5cm" svg:x2="6.45cm" svg:y2="8.8cm" draw:start-shape="id1" draw:end-shape="id3" draw:end-glue-point="0" svg:d="m10450 6500v1150h-4000v1150" svg:viewBox="0 0 4001 2301">
          <text:p/>
        </draw:connector>
        <draw:custom-shape draw:style-name="gr5" draw:text-style-name="P3" xml:id="id4" draw:id="id4" draw:layer="layout" svg:width="2.7cm" svg:height="1.1cm" svg:x="19.9cm" svg:y="8.8cm">
          <text:p text:style-name="P1"><text:span text:style-name="T2">AT XMega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45cm" svg:y1="6.5cm" svg:x2="21.25cm" svg:y2="8.8cm" draw:start-shape="id1" draw:end-shape="id4" draw:end-glue-point="0" svg:d="m10450 6500v1150h10800v1150" svg:viewBox="0 0 10801 2301">
          <text:p/>
        </draw:connector>
        <draw:frame draw:style-name="gr4" draw:text-style-name="P4" draw:layer="layout" svg:width="3.317cm" svg:height="0.645cm" svg:x="4.8cm" svg:y="8.155cm">
          <draw:text-box>
            <text:p><text:span text:style-name="T3">1GPIO +audio out</text:span></text:p>
          </draw:text-box>
        </draw:frame>
        <draw:custom-shape draw:style-name="gr2" draw:text-style-name="P3" xml:id="id5" draw:id="id5" draw:layer="layout" svg:width="2.7cm" svg:height="0.9cm" svg:x="5.1cm" svg:y="10.6cm">
          <text:p text:style-name="P1"><text:span text:style-name="T2">Lautsprech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45cm" svg:y1="9.9cm" svg:x2="6.45cm" svg:y2="10.6cm" draw:start-shape="id3" draw:start-glue-point="2" draw:end-shape="id5" draw:end-glue-point="0" svg:d="m6450 9900v700" svg:viewBox="0 0 1 701">
          <text:p/>
        </draw:connector>
        <draw:custom-shape draw:style-name="gr6" draw:text-style-name="P5" xml:id="id12" draw:id="id12" draw:layer="layout" svg:width="2.1cm" svg:height="0.6cm" svg:x="8.5cm" svg:y="12.4cm">
          <text:p text:style-name="P1"><text:span text:style-name="T3">8 RGB LEDs</text:span></text:p>
          <draw:enhanced-geometry svg:viewBox="0 0 21600 21600" draw:type="rectangle" draw:enhanced-path="M 0 0 L 21600 0 21600 21600 0 21600 0 0 Z N"/>
        </draw:custom-shape>
        <draw:frame draw:style-name="gr4" draw:layer="layout" svg:width="2.86cm" svg:height="0.645cm" svg:x="8.3cm" svg:y="11.8cm">
          <draw:text-box>
            <text:p text:style-name="P1"><text:span text:style-name="T3">6 OUT &amp; Timer</text:span></text:p>
          </draw:text-box>
        </draw:frame>
        <draw:custom-shape draw:style-name="gr2" draw:text-style-name="P5" xml:id="id6" draw:id="id6" draw:layer="layout" svg:width="2.4cm" svg:height="0.6cm" svg:x="11.4cm" svg:y="12.4cm">
          <text:p text:style-name="P1"><text:span text:style-name="T3">3 RGB Senso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25cm" svg:y1="9.9cm" svg:x2="12.6cm" svg:y2="12.4cm" draw:start-shape="id4" draw:start-glue-point="2" draw:end-shape="id6" svg:d="m21250 9900v1250h-8650v1250" svg:viewBox="0 0 8651 2501">
          <text:p/>
        </draw:connector>
        <draw:frame draw:style-name="gr4" draw:layer="layout" svg:width="3.444cm" svg:height="0.645cm" svg:x="11.2cm" svg:y="11.8cm">
          <draw:text-box>
            <text:p text:style-name="P1"><text:span text:style-name="T3">5 GPIO &amp; Timer IN</text:span></text:p>
          </draw:text-box>
        </draw:frame>
        <draw:custom-shape draw:style-name="gr2" draw:text-style-name="P5" xml:id="id7" draw:id="id7" draw:layer="layout" svg:width="2.4cm" svg:height="0.6cm" svg:x="1.8cm" svg:y="8.8cm">
          <text:p text:style-name="P1"><text:span text:style-name="T3">? Tast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45cm" svg:y1="6.5cm" svg:x2="3cm" svg:y2="8.8cm" draw:start-shape="id1" draw:start-glue-point="2" draw:end-shape="id7" draw:end-glue-point="0" svg:d="m10450 6500v1150h-7450v1150" svg:viewBox="0 0 7451 2301">
          <text:p/>
        </draw:connector>
        <draw:frame draw:style-name="gr7" draw:text-style-name="P5" draw:layer="layout" svg:width="1.675cm" svg:height="0.645cm" svg:x="2.2cm" svg:y="8.2cm">
          <draw:text-box>
            <text:p text:style-name="P1"><text:span text:style-name="T3">? GPIO</text:span></text:p>
          </draw:text-box>
        </draw:frame>
        <draw:custom-shape draw:style-name="gr2" draw:text-style-name="P5" xml:id="id8" draw:id="id8" draw:layer="layout" svg:width="2.5cm" svg:height="0.6cm" svg:x="20cm" svg:y="12.4cm">
          <text:p text:style-name="P1"><text:span text:style-name="T3">8 IR Sensor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25cm" svg:y1="9.9cm" svg:x2="21.25cm" svg:y2="12.4cm" draw:start-shape="id4" draw:end-shape="id8" svg:d="m21250 9900v2500" svg:viewBox="0 0 1 2501">
          <text:p/>
        </draw:connector>
        <draw:custom-shape draw:style-name="gr8" draw:text-style-name="P5" draw:layer="layout" svg:width="2.5cm" svg:height="0.6cm" svg:x="19.999cm" svg:y="12.399cm">
          <text:p text:style-name="P1"><text:span text:style-name="T3">8 IR Sensore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9" draw:id="id9" draw:layer="layout" svg:width="2.5cm" svg:height="0.6cm" svg:x="22.8cm" svg:y="12.4cm">
          <text:p text:style-name="P1"><text:span text:style-name="T3">2 Drehencod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25cm" svg:y1="9.9cm" svg:x2="24.05cm" svg:y2="12.4cm" draw:start-shape="id4" draw:end-shape="id9" draw:end-glue-point="0" svg:d="m21250 9900v1250h2800v1250" svg:viewBox="0 0 2801 2501">
          <text:p/>
        </draw:connector>
        <draw:frame draw:style-name="gr7" draw:text-style-name="P5" draw:layer="layout" svg:width="2.373cm" svg:height="0.645cm" svg:x="22.71cm" svg:y="11.855cm">
          <draw:text-box>
            <text:p><text:span text:style-name="T3">4 IN &amp;Timer</text:span></text:p>
          </draw:text-box>
        </draw:frame>
        <draw:custom-shape draw:style-name="gr6" draw:text-style-name="P5" xml:id="id10" draw:id="id10" draw:layer="layout" svg:width="2.6cm" svg:height="1cm" svg:x="14.8cm" svg:y="12.4cm">
          <text:p text:style-name="P1"><text:span text:style-name="T3">Low Bat LED</text:span></text:p>
          <text:p text:style-name="P1"><text:span text:style-name="T3">&amp; auto off 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25cm" svg:y1="9.9cm" svg:x2="16.1cm" svg:y2="12.4cm" draw:start-shape="id4" draw:start-glue-point="2" draw:end-shape="id10" svg:d="m21250 9900v1250h-5150v1250" svg:viewBox="0 0 5151 2501">
          <text:p/>
        </draw:connector>
        <draw:frame draw:style-name="gr4" draw:text-style-name="P4" draw:layer="layout" svg:width="2.949cm" svg:height="0.645cm" svg:x="14.616cm" svg:y="11.9cm">
          <draw:text-box>
            <text:p><text:span text:style-name="T3">2 OUT + 1 ADC</text:span></text:p>
          </draw:text-box>
        </draw:frame>
        <draw:custom-shape draw:style-name="gr6" draw:text-style-name="P5" draw:layer="layout" svg:width="2.5cm" svg:height="0.6cm" svg:x="22.799cm" svg:y="12.399cm">
          <text:p text:style-name="P1"><text:span text:style-name="T3">2 Drehen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2.5cm" svg:height="0.6cm" svg:x="25.6cm" svg:y="12.4cm">
          <text:p text:style-name="P1"><text:span text:style-name="T3">2 Motore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25cm" svg:y1="9.9cm" svg:x2="26.85cm" svg:y2="12.4cm" draw:start-shape="id4" draw:start-glue-point="2" draw:end-shape="id11" draw:end-glue-point="0" svg:d="m21250 9900v1250h5600v1250" svg:viewBox="0 0 5601 2501">
          <text:p/>
        </draw:connector>
        <draw:frame draw:style-name="gr9" draw:text-style-name="P5" draw:layer="layout" svg:width="3.4cm" svg:height="1.039cm" svg:x="25.2cm" svg:y="11.5cm">
          <draw:text-box>
            <text:p text:style-name="P1"><text:span text:style-name="T3">2 PWM (1 Timer) </text:span></text:p>
            <text:p text:style-name="P1"><text:span text:style-name="T3">+ 4 OUT</text:span></text:p>
          </draw:text-box>
        </draw:frame>
        <draw:custom-shape draw:style-name="gr2" draw:text-style-name="P5" draw:layer="layout" svg:width="1.9cm" svg:height="0.6cm" svg:x="15.9cm" svg:y="3.3cm">
          <text:p text:style-name="P1"><text:span text:style-name="T3">An/Au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4cm" svg:height="0.6cm" svg:x="15.4cm" svg:y="4.5cm">
          <text:p text:style-name="P1"><text:span text:style-name="T3">An/ Aus LE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6cm" svg:y1="9.35cm" svg:x2="25.3cm" svg:y2="9.35cm" draw:start-shape="id4" draw:start-glue-point="1" draw:end-shape="id2" draw:end-glue-point="3" svg:d="m22600 9350h2700" svg:viewBox="0 0 2701 1">
          <text:p/>
        </draw:connector>
        <draw:frame draw:style-name="gr4" draw:text-style-name="P4" draw:layer="layout" svg:width="0.972cm" svg:height="0.645cm" svg:x="23.528cm" svg:y="8.8cm">
          <draw:text-box>
            <text:p><text:span text:style-name="T3">I²C</text:span></text:p>
          </draw:text-box>
        </draw:frame>
        <draw:frame draw:style-name="gr10" draw:text-style-name="P5" draw:layer="layout" svg:width="2.974cm" svg:height="1.433cm" svg:x="19.625cm" svg:y="11.067cm">
          <draw:text-box>
            <text:p text:style-name="P1"><text:span text:style-name="T3">1ADC + 6OUT</text:span></text:p>
            <text:p text:style-name="P1"><text:span text:style-name="T3">/ 8ADC + 3OUT</text:span></text:p>
            <text:p text:style-name="P1"><text:span text:style-name="T3">&amp; Timer</text:span></text:p>
          </draw:text-box>
        </draw:frame>
        <draw:connector draw:style-name="gr3" draw:text-style-name="P1" draw:layer="layout" svg:x1="9.55cm" svg:y1="12.4cm" svg:x2="21.25cm" svg:y2="9.9cm" draw:start-shape="id12" draw:start-glue-point="0" draw:end-shape="id4" draw:end-glue-point="2" svg:d="m9550 12400v-1250h11700v-1250" svg:viewBox="0 0 1170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se </meta:initial-creator>
    <meta:creation-date>2013-06-17T17:54:09</meta:creation-date>
    <dc:date>2013-07-26T10:41:28.23</dc:date>
    <meta:editing-duration>PT1H16M39S</meta:editing-duration>
    <meta:editing-cycles>11</meta:editing-cycles>
    <meta:generator>LibreOffice/4.0.4.2$Windows_x86 LibreOffice_project/9e9821abd0ffdbc09cd8c52eaa574fa09eb08f2</meta:generator>
    <meta:print-date>2013-07-26T10:35:45.13</meta:print-date>
    <meta:document-statistic meta:object-count="38"/>
  </office:meta>
</office:document-meta>
</file>